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7" style:family="graphic" style:parent-style-name="objectwithoutfill">
      <style:graphic-properties draw:marker-end="Arrowheads_20_75" draw:marker-end-width="0.3cm" draw:fill="none"/>
    </style:style>
    <style:style style:name="gr68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4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5" style:family="graphic" style:parent-style-name="objectwithoutfill">
      <style:graphic-properties draw:marker-end="Arrowheads_20_118" draw:marker-end-width="0.3cm" draw:fill="none"/>
    </style:style>
    <style:style style:name="gr76" style:family="graphic" style:parent-style-name="objectwithoutfill">
      <style:graphic-properties draw:marker-end="Arrowheads_20_120" draw:marker-end-width="0.3cm" draw:fill="none"/>
    </style:style>
    <style:style style:name="gr77" style:family="graphic" style:parent-style-name="objectwithoutfill">
      <style:graphic-properties draw:marker-end="Arrowheads_20_121" draw:marker-end-width="0.3cm" draw:fill="none"/>
      <style:paragraph-properties style:writing-mode="lr-tb"/>
    </style:style>
    <style:style style:name="gr78" style:family="graphic" style:parent-style-name="objectwithoutfill">
      <style:graphic-properties draw:marker-end="Arrowheads_20_122" draw:marker-end-width="0.3cm" draw:fill="none"/>
      <style:paragraph-properties style:writing-mode="lr-tb"/>
    </style:style>
    <style:style style:name="gr79" style:family="graphic" style:parent-style-name="objectwithoutfill">
      <style:graphic-properties draw:marker-end="Arrowheads_20_123" draw:marker-end-width="0.3cm" draw:fill="none"/>
    </style:style>
    <style:style style:name="gr80" style:family="graphic" style:parent-style-name="objectwithoutfill">
      <style:graphic-properties draw:marker-end="Arrowheads_20_126" draw:marker-end-width="0.3cm" draw:fill="none"/>
    </style:style>
    <style:style style:name="gr81" style:family="graphic" style:parent-style-name="standard">
      <style:graphic-properties draw:textarea-horizontal-align="justify" draw:textarea-vertical-align="middle" draw:auto-grow-height="false" fo:min-height="0.85cm" fo:min-width="2.439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851cm" fo:min-width="2.121cm"/>
      <style:paragraph-properties style:writing-mode="lr-tb"/>
    </style:style>
    <style:style style:name="gr83" style:family="graphic" style:parent-style-name="objectwithoutfill">
      <style:graphic-properties draw:marker-end="Arrowheads_20_129" draw:marker-end-width="0.3cm" draw:fill="none"/>
      <style:paragraph-properties style:writing-mode="lr-tb"/>
    </style:style>
    <style:style style:name="gr84" style:family="graphic" style:parent-style-name="objectwithoutfill">
      <style:graphic-properties draw:marker-end="Arrowheads_20_130" draw:marker-end-width="0.3cm" draw:fill="none"/>
    </style:style>
    <style:style style:name="gr85" style:family="graphic" style:parent-style-name="standard">
      <style:graphic-properties draw:textarea-horizontal-align="justify" draw:textarea-vertical-align="middle" draw:auto-grow-height="false" fo:min-height="1.168cm" fo:min-width="2.439cm"/>
      <style:paragraph-properties style:writing-mode="lr-tb"/>
    </style:style>
    <style:style style:name="gr86" style:family="graphic" style:parent-style-name="objectwithoutfill">
      <style:graphic-properties draw:marker-end="Arrowheads_20_131" draw:marker-end-width="0.3cm" draw:fill="none"/>
      <style:paragraph-properties style:writing-mode="lr-tb"/>
    </style:style>
    <style:style style:name="gr87" style:family="graphic" style:parent-style-name="objectwithoutfill">
      <style:graphic-properties draw:marker-end="Arrowheads_20_132" draw:marker-end-width="0.3cm" draw:fill="none"/>
    </style:style>
    <style:style style:name="gr88" style:family="graphic" style:parent-style-name="objectwithoutfill">
      <style:graphic-properties draw:marker-end="Arrowheads_20_133" draw:marker-end-width="0.3cm" draw:fill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="none" draw:fill-color="#ffffff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</text:span><text:span text:style-name="T2">t</text:span><text:span text:style-name="T2">a</text:span><text:span text:style-name="T2">c</text:span><text:span text:style-name="T2">k</text:span><text:span text:style-name="T2">A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B</text:span></text:p>
            <text:p><text:span text:style-name="T2"/></text:p>
            <text:p><text:span text:style-name="T2">A</text:span><text:span text:style-name="T2">t</text:span><text:span text:style-name="T2"> 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1</text:span><text:span text:style-name="T2">0</text:span><text:span text:style-name="T2">0</text:span><text:span text:style-name="T2"> </text:span><text:span text:style-name="T2">p</text:span><text:span text:style-name="T2">b</text:span></text:p>
            <text:p><text:span text:style-name="T2">A</text:span><text:span text:style-name="T2">t</text:span><text:span text:style-name="T2"> 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1</text:span><text:span text:style-name="T2">0</text:span><text:span text:style-name="T2">0</text:span><text:span text:style-name="T2"> </text:span><text:span text:style-name="T2">p</text:span><text:span text:style-name="T2">a</text:span></text:p>
            <text:p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,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i</text:span><text:span text:style-name="T2">t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a</text:span><text:span text:style-name="T2">t</text:span><text:span text:style-name="T2"> 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X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.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=</text:span><text:span text:style-name="T2"> </text:span><text:span text:style-name="T2">4</text:span><text:span text:style-name="T2"> </text:span><text:span text:style-name="T2">m</text:span><text:span text:style-name="T2">e</text:span><text:span text:style-name="T2">a</text:span><text:span text:style-name="T2">n</text:span><text:span text:style-name="T2">s</text:span><text:span text:style-name="T2"> </text:span><text:span text:style-name="T2">7</text:span><text:span text:style-name="T2">5</text:span><text:span text:style-name="T2">,</text:span><text:span text:style-name="T2"> </text:span><text:span text:style-name="T2">5</text:span><text:span text:style-name="T2">0</text:span><text:span text:style-name="T2">,</text:span><text:span text:style-name="T2"> </text:span><text:span text:style-name="T2">2</text:span><text:span text:style-name="T2">5</text:span><text:span text:style-name="T2">,</text:span><text:span text:style-name="T2"> </text:span><text:span text:style-name="T2">0</text:span><text:span text:style-name="T2"> </text:span><text:span text:style-name="T2">r</text:span><text:span text:style-name="T2">a</text:span></text:p>
            <text:p><text:span text:style-name="T2"/></text:p>
            <text:p><text:span text:style-name="T2">S</text:span><text:span text:style-name="T2">o</text:span><text:span text:style-name="T2"> </text:span><text:span text:style-name="T2">f</text:span><text:span text:style-name="T2">a</text:span><text:span text:style-name="T2">r</text:span><text:span text:style-name="T2"> </text:span><text:span text:style-name="T2">t</text:span><text:span text:style-name="T2">h</text:span><text:span text:style-name="T2">a</text:span><text:span text:style-name="T2">t</text:span><text:span text:style-name="T2">’</text:span><text:span text:style-name="T2">s</text:span><text:span text:style-name="T2"> </text:span><text:span text:style-name="T2">3</text:span><text:span text:style-name="T2">5</text:span><text:span text:style-name="T2">0</text:span></text:p>
            <text:p><text:span text:style-name="T2"/></text:p>
            <text:p><text:span text:style-name="T2">T</text:span><text:span text:style-name="T2">h</text:span><text:span text:style-name="T2">a</text:span><text:span text:style-name="T2">t</text:span><text:span text:style-name="T2"> </text:span><text:span text:style-name="T2">l</text:span><text:span text:style-name="T2">e</text:span><text:span text:style-name="T2">a</text:span><text:span text:style-name="T2">v</text:span><text:span text:style-name="T2">e</text:span><text:span text:style-name="T2">s</text:span><text:span text:style-name="T2"> </text:span><text:span text:style-name="T2">a</text:span><text:span text:style-name="T2">b</text:span><text:span text:style-name="T2">o</text:span><text:span text:style-name="T2">u</text:span><text:span text:style-name="T2">t</text:span><text:span text:style-name="T2"> </text:span><text:span text:style-name="T2">2</text:span><text:span text:style-name="T2">5</text:span><text:span text:style-name="T2">0</text:span><text:span text:style-name="T2"> </text:span><text:span text:style-name="T2">t</text:span><text:span text:style-name="T2">o</text:span><text:span text:style-name="T2"> </text:span><text:span text:style-name="T2">r</text:span><text:span text:style-name="T2">b</text:span><text:span text:style-name="T2"> </text:span><text:span text:style-name="T2">o</text:span><text:span text:style-name="T2">r</text:span><text:span text:style-name="T2"> </text:span><text:span text:style-name="T2">r</text:span><text:span text:style-name="T2">r</text:span><text:span text:style-name="T2">b</text:span><text:span text:style-name="T2">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S</text:span><text:span text:style-name="T2">o</text:span><text:span text:style-name="T2">r</text:span><text:span text:style-name="T2">t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f</text:span><text:span text:style-name="T2">u</text:span><text:span text:style-name="T2">l</text:span><text:span text:style-name="T2">l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k</text:span><text:span text:style-name="T2">i</text:span><text:span text:style-name="T2">n</text:span><text:span text:style-name="T2">g</text:span><text:span text:style-name="T2"> </text:span><text:span text:style-name="T2">f</text:span><text:span text:style-name="T2">o</text:span><text:span text:style-name="T2">r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r</text:span><text:span text:style-name="T2">e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u</text:span><text:span text:style-name="T2">r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s</text:span><text:span text:style-name="T2">i</text:span><text:span text:style-name="T2">z</text:span><text:span text:style-name="T2">e</text:span><text:span text:style-name="T2">.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w</text:span><text:span text:style-name="T2">e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n</text:span><text:span text:style-name="T2">e</text:span><text:span text:style-name="T2">,</text:span><text:span text:style-name="T2"> </text:span><text:span text:style-name="T2">w</text:span><text:span text:style-name="T2">e</text:span><text:span text:style-name="T2"> </text:span><text:span text:style-name="T2">p</text:span><text:span text:style-name="T2">u</text:span><text:span text:style-name="T2">s</text:span><text:span text:style-name="T2">h</text:span><text:span text:style-name="T2"> </text:span><text:span text:style-name="T2">t</text:span><text:span text:style-name="T2">o</text:span><text:span text:style-name="T2"> </text:span><text:span text:style-name="T2">B</text:span><text:span text:style-name="T2">.</text:span><text:span text:style-name="T2"> </text:span><text:span text:style-name="T2">W</text:span><text:span text:style-name="T2">e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/text:p>
            <text:p><text:span text:style-name="T2"/></text:p>
            <text:p><text:span text:style-name="T2">W</text:span><text:span text:style-name="T2">e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3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(</text:span><text:span text:style-name="T2">M</text:span><text:span text:style-name="T2">a</text:span><text:span text:style-name="T2">c</text:span><text:span text:style-name="T2">r</text:span><text:span text:style-name="T2">o</text:span><text:span text:style-name="T2">s</text:span><text:span text:style-name="T2">)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t</text:span><text:span text:style-name="T2">w</text:span><text:span text:style-name="T2">e</text:span><text:span text:style-name="T2">a</text:span><text:span text:style-name="T2">k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:</text:span></text:p>
            <text:p><text:span text:style-name="T2"/></text:p>
            <text:p><text:span text:style-name="T2">B</text:span><text:span text:style-name="T2">I</text:span><text:span text:style-name="T2">G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 </text:span><text:span text:style-name="T2">(</text:span><text:span text:style-name="T2">B</text:span><text:span text:style-name="T2">C</text:span><text:span text:style-name="T2">C</text:span><text:span text:style-name="T2">)</text:span><text:span text:style-name="T2"><text:tab/></text:span><text:span text:style-name="T2">W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2</text:span><text:span text:style-name="T2">0</text:span><text:span text:style-name="T2">0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o</text:span><text:span text:style-name="T2">u</text:span><text:span text:style-name="T2">r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.</text:span></text:p>
            <text:p><text:span text:style-name="T2">S</text:span><text:span text:style-name="T2">M</text:span><text:span text:style-name="T2">A</text:span><text:span text:style-name="T2">L</text:span><text:span text:style-name="T2">L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C</text:span><text:span text:style-name="T2">O</text:span><text:span text:style-name="T2">U</text:span><text:span text:style-name="T2">N</text:span><text:span text:style-name="T2">T</text:span><text:span text:style-name="T2"> </text:span><text:span text:style-name="T2">(</text:span><text:span text:style-name="T2">S</text:span><text:span text:style-name="T2">C</text:span><text:span text:style-name="T2">C</text:span><text:span text:style-name="T2">)</text:span><text:span text:style-name="T2"><text:tab/></text:span><text:span text:style-name="T2">W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2</text:span><text:span text:style-name="T2">0</text:span><text:span text:style-name="T2">0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o</text:span><text:span text:style-name="T2">u</text:span><text:span text:style-name="T2">r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.</text:span></text:p>
            <text:p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</text:span><text:span text:style-name="T2">_</text:span><text:span text:style-name="T2">A</text:span><text:span text:style-name="T2">L</text:span><text:span text:style-name="T2">L</text:span><text:span text:style-name="T2">O</text:span><text:span text:style-name="T2">W</text:span><text:span text:style-name="T2">E</text:span><text:span text:style-name="T2">D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(</text:span><text:span text:style-name="T2">S</text:span><text:span text:style-name="T2">A</text:span><text:span text:style-name="T2">C</text:span><text:span text:style-name="T2">)</text:span><text:span text:style-name="T2"><text:tab/>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n</text:span><text:span text:style-name="T2">o</text:span><text:span text:style-name="T2">t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0</text:span><text:span text:style-name="T2">]</text:span><text:span text:style-name="T2">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C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a</text:span><text:span text:style-name="T2">c</text:span><text:span text:style-name="T2">t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m</text:span><text:span text:style-name="T2">o</text:span><text:span text:style-name="T2">v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1</text:span><text:span text:style-name="T2">]</text:span><text:span text:style-name="T2">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h</text:span><text:span text:style-name="T2">i</text:span><text:span text:style-name="T2">g</text:span><text:span text:style-name="T2">h</text:span><text:span text:style-name="T2">-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o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</text:span><text:span text:style-name="T2">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2</text:span><text:span text:style-name="T2">]</text:span><text:span text:style-name="T2">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l</text:span><text:span text:style-name="T2">o</text:span><text:span text:style-name="T2">w</text:span><text:span text:style-name="T2">-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o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</text:span><text:span text:style-name="T2">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v</text:span><text:span text:style-name="T2">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v</text:span><text:span text:style-name="T2">2</text:span></text:p>
            <text:p><text:span text:style-name="T2">-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r</text:span><text:span text:style-name="T2">t</text:span><text:span text:style-name="T2"> </text:span><text:span text:style-name="T2">2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(</text:span><text:span text:style-name="T2">t</text:span><text:span text:style-name="T2">o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)</text:span><text:span text:style-name="T2">.</text:span><text:span text:style-name="T2"> </text:span></text:p>
            <text:p><text:span text:style-name="T2">-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,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g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,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g</text:span><text:span text:style-name="T2">e</text:span><text:span text:style-name="T2">t</text:span><text:span text:style-name="T2"> </text:span><text:span text:style-name="T2">t</text:span><text:span text:style-name="T2">o</text:span><text:span text:style-name="T2">p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p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i</text:span><text:span text:style-name="T2">l</text:span><text:span text:style-name="T2">e</text:span><text:span text:style-name="T2">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.</text:span></text:p>
            <text:p><text:span text:style-name="T2">-</text:span><text:span text:style-name="T2"> </text:span><text:span text:style-name="T2">M</text:span><text:span text:style-name="T2">i</text:span><text:span text:style-name="T2">g</text:span><text:span text:style-name="T2">h</text:span><text:span text:style-name="T2">t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t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_</text:span><text:span text:style-name="T2">q</text:span><text:span text:style-name="T2">u</text:span><text:span text:style-name="T2">a</text:span><text:span text:style-name="T2">r</text:span><text:span text:style-name="T2">t</text:span><text:span text:style-name="T2">[</text:span><text:span text:style-name="T2">2</text:span><text:span text:style-name="T2">]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3</text:span><text:span text:style-name="T2">]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o</text:span><text:span text:style-name="T2">l</text:span><text:span text:style-name="T2">d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 </text:span><text:span text:style-name="T2">i</text:span><text:span text:style-name="T2">n</text:span><text:span text:style-name="T2">f</text:span><text:span text:style-name="T2">o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t</text:span><text:span text:style-name="T2">w</text:span><text:span text:style-name="T2">o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t</text:span><text:span text:style-name="T2">o</text:span><text:span text:style-name="T2">p</text:span><text:span text:style-name="T2"> </text:span><text:span text:style-name="T2">q</text:span><text:span text:style-name="T2">u</text:span><text:span text:style-name="T2">a</text:span><text:span text:style-name="T2">r</text:span><text:span text:style-name="T2">t</text:span><text:span text:style-name="T2"> </text:span><text:span text:style-name="T2">i</text:span><text:span text:style-name="T2">n</text:span><text:span text:style-name="T2">f</text:span><text:span text:style-name="T2">o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a</text:span><text:span text:style-name="T2">s</text:span><text:span text:style-name="T2">t</text:span><text:span text:style-name="T2"> </text:span><text:span text:style-name="T2">2</text:span><text:span text:style-name="T2">.</text:span></text:p>
            <text:p><text:span text:style-name="T2">-</text:span><text:span text:style-name="T2">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</text:span><text:span text:style-name="T3">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m</text:span><text:span text:style-name="T2">o</text:span><text:span text:style-name="T2">v</text:span><text:span text:style-name="T2">e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</text:span><text:span text:style-name="T2">e</text:span><text:span text:style-name="T2">t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</text:span><text:span text:style-name="T2">o</text:span><text:span text:style-name="T2">r</text:span><text:span text:style-name="T2">t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1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11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f</text:span><text:span text:style-name="T2">i</text:span><text:span text:style-name="T2">n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 </text:span><text:span text:style-name="T2">a</text:span><text:span text:style-name="T2">s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</text:span><text:span text:style-name="T2"> </text:span><text:span text:style-name="T2">H</text:span><text:span text:style-name="T2">e</text:span><text:span text:style-name="T2">r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r</text:span><text:span text:style-name="T2">o</text:span><text:span text:style-name="T2">t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p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p</text:span><text:span text:style-name="T2">u</text:span><text:span text:style-name="T2">s</text:span><text:span text:style-name="T2">h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i</text:span><text:span text:style-name="T2">s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26.35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3.652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21.907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3.652cm" draw:start-shape="id35" draw:start-glue-point="6" draw:end-shape="id36" draw:end-glue-point="4" svg:d="M3492 6667v3493h1v3492" svg:viewBox="0 0 2 6986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</text:span><text:span text:style-name="T4">o</text:span><text:span text:style-name="T4">r</text:span><text:span text:style-name="T4">t</text:span><text:span text:style-name="T4">_</text:span><text:span text:style-name="T4">f</text:span><text:span text:style-name="T4">i</text:span><text:span text:style-name="T4">n</text:span><text:span text:style-name="T4">e</text:span><text:span text:style-name="T4"> </text:span><text:span text:style-name="T4">v</text:span><text:span text:style-name="T4">2</text:span></text:p>
          </draw:text-box>
        </draw:frame>
        <draw:custom-shape draw:style-name="gr62" draw:text-style-name="P1" xml:id="id38" draw:id="id38" draw:layer="layout" svg:width="4.445cm" svg:height="0.953cm" svg:x="1.27cm" svg:y="16.509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xml:id="id39" draw:id="id39" draw:layer="layout" svg:width="4.445cm" svg:height="2.222cm" svg:x="10.795cm" svg:y="15.875cm">
          <text:p text:style-name="P1">Call find_next_biggest function(b, biggest) to get the secon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svg:x1="5.715cm" svg:y1="16.986cm" svg:x2="10.795cm" svg:y2="16.986cm" draw:start-shape="id38" draw:start-glue-point="7" draw:end-shape="id39" draw:end-glue-point="5" svg:d="M5715 16986h5080" svg:viewBox="0 0 5081 1">
          <text:p/>
        </draw:connector>
        <draw:custom-shape draw:style-name="gr62" draw:text-style-name="P1" xml:id="id40" draw:id="id40" draw:layer="layout" svg:width="4.445cm" svg:height="0.953cm" svg:x="10.795cm" svg:y="13.652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4.129cm" svg:x2="10.795cm" svg:y2="14.129cm" draw:start-shape="id36" draw:start-glue-point="7" draw:end-shape="id40" draw:end-glue-point="5" svg:d="M5715 14129h5080" svg:viewBox="0 0 5081 1">
          <text:p/>
        </draw:connector>
        <draw:connector draw:style-name="gr69" draw:text-style-name="P7" draw:layer="layout" svg:x1="13.018cm" svg:y1="14.605cm" svg:x2="3.493cm" svg:y2="16.509cm" draw:start-shape="id40" draw:start-glue-point="6" draw:end-shape="id38" draw:end-glue-point="4" svg:d="M13018 14605v952h-9525v952" svg:viewBox="0 0 9526 1905">
          <text:p/>
        </draw:connector>
        <draw:custom-shape draw:style-name="gr62" draw:text-style-name="P1" xml:id="id43" draw:id="id43" draw:layer="layout" svg:width="4.445cm" svg:height="0.953cm" svg:x="1.27cm" svg:y="23.494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40.957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7" draw:layer="layout" draw:line-skew="-0.426cm" svg:x1="1.27cm" svg:y1="41.434cm" svg:x2="1.587cm" svg:y2="5.397cm" draw:start-shape="id41" draw:start-glue-point="5" draw:end-shape="id35" draw:end-glue-point="5" svg:d="M1270 41434h-953v-36037h1270" svg:viewBox="0 0 1271 36038">
          <text:p/>
        </draw:connector>
        <draw:connector draw:style-name="gr71" draw:text-style-name="P7" draw:layer="layout" svg:x1="3.493cm" svg:y1="22.86cm" svg:x2="3.493cm" svg:y2="23.494cm" draw:start-shape="id42" draw:start-glue-point="6" draw:end-shape="id43" draw:end-glue-point="4" svg:d="M3493 22860v634" svg:viewBox="0 0 1 635">
          <text:p/>
        </draw:connector>
        <draw:custom-shape draw:style-name="gr20" draw:text-style-name="P1" xml:id="id44" draw:id="id44" draw:layer="layout" svg:width="3.81cm" svg:height="2.54cm" svg:x="17.463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11" draw:layer="layout" svg:x1="21.273cm" svg:y1="5.397cm" svg:x2="26.352cm" svg:y2="5.397cm" draw:start-shape="id44" draw:start-glue-point="7" draw:end-shape="id45" draw:end-glue-point="5" svg:d="M21273 5397h5079" svg:viewBox="0 0 5080 1">
          <text:p>Yes</text:p>
        </draw:connector>
        <draw:custom-shape draw:style-name="gr62" draw:text-style-name="P1" xml:id="id46" draw:id="id46" draw:layer="layout" svg:width="4.445cm" svg:height="0.953cm" svg:x="21.59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11" draw:layer="layout" svg:x1="19.368cm" svg:y1="6.667cm" svg:x2="21.59cm" svg:y2="7.779cm" draw:start-shape="id44" draw:start-glue-point="6" draw:end-shape="id46" draw:end-glue-point="5" svg:d="M19368 6667v1112h2222" svg:viewBox="0 0 2223 1113">
          <text:p/>
          <text:p/>
          <text:p/>
          <text:p/>
          <text:p>No (must be 1)</text:p>
        </draw:connector>
        <draw:connector draw:style-name="gr74" draw:text-style-name="P7" draw:layer="layout" svg:x1="26.035cm" svg:y1="7.779cm" svg:x2="27.781cm" svg:y2="6.032cm" draw:start-shape="id46" draw:start-glue-point="7" draw:end-shape="id45" draw:end-glue-point="6" svg:d="M26035 7779h1746v-1747" svg:viewBox="0 0 1747 1748">
          <text:p/>
        </draw:connector>
        <draw:frame draw:style-name="gr43" draw:text-style-name="P6" draw:layer="layout" svg:width="8.89cm" svg:height="7.62cm" svg:x="16.192cm" svg:y="13.652cm">
          <draw:text-box>
            <text:p><text:span text:style-name="T2">N</text:span><text:span text:style-name="T2">e</text:span><text:span text:style-name="T2">w</text:span><text:span text:style-name="T2"> </text:span><text:span text:style-name="T2">f</text:span><text:span text:style-name="T2">i</text:span><text:span text:style-name="T2">n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s</text:span><text:span text:style-name="T2">a</text:span><text:span text:style-name="T2">l</text:span><text:span text:style-name="T2"> </text:span><text:span text:style-name="T2">(</text:span><text:span text:style-name="T2">v</text:span><text:span text:style-name="T2">3</text:span><text:span text:style-name="T2">)</text:span><text:span text:style-name="T2">:</text:span></text:p>
            <text:p><text:span text:style-name="T2">-</text:span><text:span text:style-name="T2"> </text:span><text:span text:style-name="T2">R</text:span><text:span text:style-name="T2">a</text:span><text:span text:style-name="T2">t</text:span><text:span text:style-name="T2">h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f</text:span><text:span text:style-name="T2">i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</text:span><text:span text:style-name="T2"> </text:span><text:span text:style-name="T2">2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r</text:span><text:span text:style-name="T2">t</text:span><text:span text:style-name="T2">,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l</text:span><text:span text:style-name="T2">o</text:span><text:span text:style-name="T2">o</text:span><text:span text:style-name="T2">k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</text:span><text:span text:style-name="T2"> </text:span><text:span text:style-name="T2">3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 </text:span><text:span text:style-name="T2">w</text:span><text:span text:style-name="T2">a</text:span><text:span text:style-name="T2">y</text:span><text:span text:style-name="T2">.</text:span></text:p>
            <text:p><text:span text:style-name="T2"/></text:p>
            <text:p><text:span text:style-name="T2">F</text:span><text:span text:style-name="T2">i</text:span><text:span text:style-name="T2">r</text:span><text:span text:style-name="T2">s</text:span><text:span text:style-name="T2">t</text:span><text:span text:style-name="T2">,</text:span><text:span text:style-name="T2"> </text:span><text:span text:style-name="T2">w</text:span><text:span text:style-name="T2">e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s</text:span><text:span text:style-name="T2">t</text:span><text:span text:style-name="T2">.</text:span></text:p>
            <text:p><text:span text:style-name="T2">I</text:span><text:span text:style-name="T2">f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2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d</text:span><text:span text:style-name="T2">o</text:span><text:span text:style-name="T2"> </text:span><text:span text:style-name="T2">3</text:span><text:span text:style-name="T2"> </text:span><text:span text:style-name="T2">a</text:span><text:span text:style-name="T2">t</text:span><text:span text:style-name="T2"> </text:span><text:span text:style-name="T2">a</text:span><text:span text:style-name="T2"> </text:span><text:span text:style-name="T2">t</text:span><text:span text:style-name="T2">i</text:span><text:span text:style-name="T2">m</text:span><text:span text:style-name="T2">e</text:span><text:span text:style-name="T2">.</text:span></text:p>
            <text:p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d</text:span><text:span text:style-name="T2">_</text:span><text:span text:style-name="T2">n</text:span><text:span text:style-name="T2">e</text:span><text:span text:style-name="T2">x</text:span><text:span text:style-name="T2">t</text:span><text:span text:style-name="T2">_</text:span><text:span text:style-name="T2">b</text:span><text:span text:style-name="T2">i</text:span><text:span text:style-name="T2">g</text:span><text:span text:style-name="T2">g</text:span><text:span text:style-name="T2">e</text:span><text:span text:style-name="T2">s</text:span><text:span text:style-name="T2">t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b</text:span><text:span text:style-name="T2">i</text:span><text:span text:style-name="T2">g</text:span><text:span text:style-name="T2">g</text:span><text:span text:style-name="T2">e</text:span><text:span text:style-name="T2">s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h</text:span><text:span text:style-name="T2">i</text:span><text:span text:style-name="T2">r</text:span><text:span text:style-name="T2">d</text:span><text:span text:style-name="T2"> </text:span><text:span text:style-name="T2">b</text:span><text:span text:style-name="T2">i</text:span><text:span text:style-name="T2">g</text:span><text:span text:style-name="T2">g</text:span><text:span text:style-name="T2">e</text:span><text:span text:style-name="T2">s</text:span><text:span text:style-name="T2">t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s</text:span><text:span text:style-name="T2">t</text:span></text:p>
          </draw:text-box>
        </draw:frame>
        <draw:custom-shape draw:style-name="gr62" draw:text-style-name="P1" xml:id="id47" draw:id="id47" draw:layer="layout" svg:width="4.445cm" svg:height="0.953cm" svg:x="1.27cm" svg:y="20.002cm">
          <text:p text:style-name="P1">Find the Thir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5" draw:text-style-name="P7" draw:layer="layout" svg:x1="13.018cm" svg:y1="18.097cm" svg:x2="3.493cm" svg:y2="20.002cm" draw:start-shape="id39" draw:start-glue-point="6" draw:end-shape="id47" draw:end-glue-point="4" svg:d="M13018 18097v953h-9525v952" svg:viewBox="0 0 9526 1906">
          <text:p/>
        </draw:connector>
        <draw:custom-shape draw:style-name="gr66" draw:text-style-name="P1" xml:id="id48" draw:id="id48" draw:layer="layout" svg:width="4.445cm" svg:height="2.222cm" svg:x="10.795cm" svg:y="19.368cm">
          <text:p text:style-name="P1">Call find_next_biggest function(b, second_biggest) to get the thir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0.479cm" svg:x2="10.795cm" svg:y2="20.479cm" draw:start-shape="id47" draw:start-glue-point="7" draw:end-shape="id48" draw:end-glue-point="5" svg:d="M5715 20479h5080" svg:viewBox="0 0 5081 1">
          <text:p/>
        </draw:connector>
        <draw:custom-shape draw:style-name="gr20" draw:text-style-name="P1" xml:id="id49" draw:id="id49" draw:layer="layout" svg:width="3.81cm" svg:height="2.54cm" svg:x="6.985cm" svg:y="4.127cm">
          <text:p text:style-name="P1">Is Stack B size equal to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7" draw:text-style-name="P11" draw:layer="layout" svg:x1="5.397cm" svg:y1="5.397cm" svg:x2="6.985cm" svg:y2="5.397cm" draw:start-shape="id35" draw:start-glue-point="7" draw:end-shape="id49" draw:end-glue-point="5" svg:d="M5397 5397h1588" svg:viewBox="0 0 1589 1">
          <text:p>No</text:p>
        </draw:connector>
        <draw:connector draw:style-name="gr78" draw:text-style-name="P11" draw:layer="layout" svg:x1="10.795cm" svg:y1="5.397cm" svg:x2="17.463cm" svg:y2="5.397cm" draw:start-shape="id49" draw:start-glue-point="7" draw:end-shape="id44" draw:end-glue-point="5" svg:d="M10795 5397h6668" svg:viewBox="0 0 6669 1">
          <text:p>No</text:p>
        </draw:connector>
        <draw:custom-shape draw:style-name="gr25" draw:text-style-name="P1" xml:id="id50" draw:id="id50" draw:layer="layout" svg:width="4.445cm" svg:height="1.27cm" svg:x="1.27cm" svg:y="25.082cm">
          <text:p text:style-name="P1">Set cost_t_biggest to thir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7" draw:layer="layout" svg:x1="3.493cm" svg:y1="24.447cm" svg:x2="3.493cm" svg:y2="25.082cm" draw:start-shape="id43" draw:start-glue-point="6" draw:end-shape="id50" draw:end-glue-point="4" svg:d="M3493 24447v635" svg:viewBox="0 0 1 636">
          <text:p/>
        </draw:connector>
        <draw:connector draw:style-name="gr80" draw:text-style-name="P7" draw:layer="layout" svg:x1="13.018cm" svg:y1="21.59cm" svg:x2="5.715cm" svg:y2="22.384cm" draw:start-shape="id48" draw:start-glue-point="6" draw:end-shape="id42" draw:end-glue-point="7" svg:d="M13018 21590v794h-7303" svg:viewBox="0 0 7304 795">
          <text:p/>
        </draw:connector>
        <draw:custom-shape draw:style-name="gr81" draw:text-style-name="P1" xml:id="id51" draw:id="id51" draw:layer="layout" svg:width="2.541cm" svg:height="0.952cm" svg:x="7.619cm" svg:y="7.62cm">
          <text:p text:style-name="P1">pa(b, ops) X 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2" draw:text-style-name="P1" xml:id="id52" draw:id="id52" draw:layer="layout" svg:width="4.445cm" svg:height="1.905cm" svg:x="6.667cm" svg:y="9.525cm">
          <text:p text:style-name="P1">If *(int *)(*a)→content &lt; *(int *)(*a)-&gt;next-&gt;cont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3" draw:text-style-name="P11" draw:layer="layout" svg:x1="8.89cm" svg:y1="6.667cm" svg:x2="8.89cm" svg:y2="7.62cm" draw:start-shape="id49" draw:start-glue-point="6" draw:end-shape="id51" draw:end-glue-point="4" svg:d="M8890 6667v953" svg:viewBox="0 0 1 954">
          <text:p>Yes</text:p>
        </draw:connector>
        <draw:connector draw:style-name="gr84" draw:text-style-name="P7" draw:layer="layout" svg:x1="8.89cm" svg:y1="8.572cm" svg:x2="8.89cm" svg:y2="9.525cm" draw:start-shape="id51" draw:start-glue-point="6" draw:end-shape="id52" draw:end-glue-point="4" svg:d="M8890 8572v953" svg:viewBox="0 0 1 954">
          <text:p/>
        </draw:connector>
        <draw:custom-shape draw:style-name="gr85" draw:text-style-name="P1" xml:id="id53" draw:id="id53" draw:layer="layout" svg:width="2.541cm" svg:height="1.27cm" svg:x="12.699cm" svg:y="9.842cm">
          <text:p text:style-name="P1">sa(a, op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1" xml:id="id54" draw:id="id54" draw:layer="layout" svg:width="2.858cm" svg:height="1.27cm" svg:x="16.827cm" svg:y="9.84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6" draw:text-style-name="P11" draw:layer="layout" svg:x1="11.112cm" svg:y1="10.478cm" svg:x2="12.699cm" svg:y2="10.477cm" draw:start-shape="id52" draw:start-glue-point="7" draw:end-shape="id53" draw:end-glue-point="5" svg:d="M11112 10478h793v-1h794" svg:viewBox="0 0 1588 2">
          <text:p>Yes</text:p>
        </draw:connector>
        <draw:connector draw:style-name="gr87" draw:text-style-name="P7" draw:layer="layout" svg:x1="15.24cm" svg:y1="10.477cm" svg:x2="16.827cm" svg:y2="10.477cm" draw:start-shape="id53" draw:start-glue-point="7" draw:end-shape="id54" draw:end-glue-point="5" svg:d="M15240 10477h1587" svg:viewBox="0 0 1588 1">
          <text:p/>
        </draw:connector>
        <draw:connector draw:style-name="gr88" draw:text-style-name="P7" draw:layer="layout" svg:x1="8.89cm" svg:y1="11.43cm" svg:x2="18.256cm" svg:y2="11.112cm" draw:start-shape="id52" draw:start-glue-point="6" draw:end-shape="id54" draw:end-glue-point="6" svg:d="M8890 11430v526h9366v-844" svg:viewBox="0 0 9367 845">
          <text:p/>
        </draw:connector>
        <draw:frame draw:style-name="gr43" draw:text-style-name="P15" draw:layer="layout" svg:width="5.397cm" svg:height="2.858cm" svg:x="16.51cm" svg:y="22.224cm">
          <draw:text-box>
            <text:p>Run 2 cost functions:</text:p>
            <text:p/>
            <text:p>(If it costs more to move 3 than it does to move 2 </text:p>
            <text:p/>
            <text:p>1. calculate the cost for sending next 3 (biggest, second, third) to Stack A.</text:p>
            <text:p/>
            <text:p>2. Calculate the cost for sending the next 2 (biggest, second) to Stack A **AND** moving the stack to the third.</text:p>
            <text:p/>
          </draw:text-box>
        </draw:frame>
        <draw:custom-shape draw:style-name="gr25" draw:text-style-name="P1" draw:layer="controls" svg:width="4.445cm" svg:height="1.27cm" svg:x="6.667cm" svg:y="25.082cm">
          <text:p text:style-name="P1">Find Fastest way to move all 3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6.83cm">
          <text:p text:style-name="P1">Call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controls" svg:width="4.445cm" svg:height="1.27cm" svg:x="1.27cm" svg:y="38.735cm">
          <text:p text:style-name="P1">Re-orient Stack A</text:p>
          <text:p text:style-name="P1">Make smallest in Stack A back to the top in case a rra was used in sort_thre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15" draw:layer="controls" svg:width="6.985cm" svg:height="8.255cm" svg:x="12.7cm" svg:y="25.717cm">
          <draw:text-box>
            <text:p>4 Scenarios</text:p>
            <text:p/>
            <text:p>1. all numbers are positive</text:p>
            <text:p>2. 2 positive 1 negative</text:p>
            <text:p>3. 1 positive 2 negative</text:p>
            <text:p>4. all numbers are negative</text:p>
            <text:p/>
            <text:p>3 | 0</text:p>
            <text:p>2 | 1</text:p>
            <text:p>1 | 2</text:p>
            <text:p>0 | 3</text:p>
            <text:p/>
            <text:p>If (1 cost = abs largest pos cost)</text:p>
            <text:p>If (2 cost = abs largest pos cost + abs largest neg cost)</text:p>
            <text:p>If (3 cost = abs largest pos cost + abs largest neg cost)</text:p>
            <text:p>If (4 cost = abs largest neg cost)</text:p>
            <text:p/>
            <text:p>Cost_sort_three(int cost_biggest, int cost_s_biggest, int cost_t_biggest)</text:p>
            <text:p>If biggest &gt; 0</text:p>
            <text:p><text:tab/>pos_count++;</text:p>
            <text:p>If cost_s_biggest &gt; 0</text:p>
            <text:p><text:tab/>pos_count ++;</text:p>
            <text:p>etc</text:p>
            <text:p/>
            <text:p>If pos_count == 3</text:p>
            <text:p>Return biggest</text:p>
            <text:p>If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7" draw:display-name="Arrowheads 87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31T16:25:23.362489057</dc:date>
    <meta:editing-duration>P1DT20H21M46S</meta:editing-duration>
    <meta:editing-cycles>54</meta:editing-cycles>
    <meta:generator>LibreOffice/7.3.7.2$Linux_X86_64 LibreOffice_project/30$Build-2</meta:generator>
    <meta:document-statistic meta:object-count="133"/>
  </office:meta>
</office:document-meta>
</file>